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munication between OPI and STM32</text:p>
      <text:p text:style-name="Text_20_body"/>
      <text:p text:style-name="Standard"><text:a xlink:type="simple" xlink:href="http://docs.leaflabs.com/static.leaflabs.com/pub/leaflabs/maple-docs/0.0.12/lang/api/attachinterrupt.html" text:style-name="Internet_20_link" text:visited-style-name="Visited_20_Internet_20_Link">http://docs.leaflabs.com/static.leaflabs.com/pub/leaflabs/maple-docs/0.0.12/lang/api/attachinterrupt.html</text:a> <text:s/>- внешнее прерывание на пин</text:p>
      <text:p text:style-name="Standard"/>
      <text:p text:style-name="Standard"><text:a xlink:type="simple" xlink:href="http://www.stm32duino.com/viewtopic.php?t=1207" text:style-name="Internet_20_link" text:visited-style-name="Visited_20_Internet_20_Link">http://www.stm32duino.com/viewtopic.php?t=1207</text:a> <text:s text:c="2"/>- таймер и прерывания</text:p>
      <text:p text:style-name="Standard"/>
      <text:p text:style-name="Standard"><text:a xlink:type="simple" xlink:href="https://github.com/rogerclarkmelbourne/Arduino_STM32/blob/master/STM32F1/cores/maple/HardwareTimer.h" text:style-name="Internet_20_link" text:visited-style-name="Visited_20_Internet_20_Link">https://github.com/rogerclarkmelbourne/Arduino_STM32/blob/master/STM32F1/cores/maple/HardwareTimer.h</text:a> <text:s/>- HardwareTimer</text:p>
      <text:p text:style-name="Standard"/>
      <text:p text:style-name="Standard"><text:a xlink:type="simple" xlink:href="http://docs.leaflabs.com/static.leaflabs.com/pub/leaflabs/maple-docs/0.0.12/lang/api/hardwaretimer.html" text:style-name="Internet_20_link" text:visited-style-name="Visited_20_Internet_20_Link">http://docs.leaflabs.com/static.leaflabs.com/pub/leaflabs/maple-docs/0.0.12/lang/api/hardwaretimer.html</text:a> <text:s/>- HardwareTimer do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7:21:28.524905797</meta:creation-date>
    <dc:date>2018-02-22T17:23:06.224266543</dc:date>
    <meta:editing-duration>PT1M37S</meta:editing-duration>
    <meta:editing-cycles>1</meta:editing-cycles>
    <meta:document-statistic meta:table-count="0" meta:image-count="0" meta:object-count="0" meta:page-count="1" meta:paragraph-count="5" meta:word-count="23" meta:character-count="481" meta:non-whitespace-character-count="458"/>
    <meta:generator>LibreOffice/6.0.0.3$Linux_X86_64 LibreOffice_project/00m0$Build-3</meta:generator>
  </office:meta>
</office:document-meta>
</file>